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19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shapes>
          <draw:frame draw:z-index="0" draw:style-name="gr1" draw:text-style-name="P1" svg:width="453.15pt" svg:height="255.23pt" svg:x="271.42pt" svg:y="2.27pt">
            <loext:p draw:notify-on-update-of-ranges="data.B1:data.B100 data.C1:data.C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12pt" svg:height="255.26pt" svg:x="268.3pt" svg:y="279.33pt">
            <loext:p draw:notify-on-update-of-ranges="data.B1:data.B100 data.D1:data.D1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0.15366885" calcext:value-type="float">
            <text:p>0.15366885</text:p>
          </table:table-cell>
          <table:table-cell office:value-type="float" office:value="106.307335" calcext:value-type="float">
            <text:p>106.307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464665" calcext:value-type="float">
            <text:p>0.1464665</text:p>
          </table:table-cell>
          <table:table-cell office:value-type="float" office:value="93.707436" calcext:value-type="float">
            <text:p>93.707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5145779" calcext:value-type="float">
            <text:p>0.15145779</text:p>
          </table:table-cell>
          <table:table-cell office:value-type="float" office:value="97.79137" calcext:value-type="float">
            <text:p>97.79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5426147" calcext:value-type="float">
            <text:p>0.15426147</text:p>
          </table:table-cell>
          <table:table-cell office:value-type="float" office:value="97.214424" calcext:value-type="float">
            <text:p>97.2144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15191796" calcext:value-type="float">
            <text:p>0.15191796</text:p>
          </table:table-cell>
          <table:table-cell office:value-type="float" office:value="95.20243" calcext:value-type="float">
            <text:p>95.20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537279" calcext:value-type="float">
            <text:p>0.1537279</text:p>
          </table:table-cell>
          <table:table-cell office:value-type="float" office:value="96.25096" calcext:value-type="float">
            <text:p>96.25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5594542" calcext:value-type="float">
            <text:p>0.15594542</text:p>
          </table:table-cell>
          <table:table-cell office:value-type="float" office:value="107.38635" calcext:value-type="float">
            <text:p>107.38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607717" calcext:value-type="float">
            <text:p>0.1607717</text:p>
          </table:table-cell>
          <table:table-cell office:value-type="float" office:value="109.021706" calcext:value-type="float">
            <text:p>109.021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5649453" calcext:value-type="float">
            <text:p>0.15649453</text:p>
          </table:table-cell>
          <table:table-cell office:value-type="float" office:value="106.98474" calcext:value-type="float">
            <text:p>106.98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5249714" calcext:value-type="float">
            <text:p>0.15249714</text:p>
          </table:table-cell>
          <table:table-cell office:value-type="float" office:value="98.64392" calcext:value-type="float">
            <text:p>98.64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4678898" calcext:value-type="float">
            <text:p>0.14678898</text:p>
          </table:table-cell>
          <table:table-cell office:value-type="float" office:value="98.81211" calcext:value-type="float">
            <text:p>98.81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4908685" calcext:value-type="float">
            <text:p>0.14908685</text:p>
          </table:table-cell>
          <table:table-cell office:value-type="float" office:value="97.35483" calcext:value-type="float">
            <text:p>97.35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4662756" calcext:value-type="float">
            <text:p>0.14662756</text:p>
          </table:table-cell>
          <table:table-cell office:value-type="float" office:value="94.52236" calcext:value-type="float">
            <text:p>94.52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5546055" calcext:value-type="float">
            <text:p>0.15546055</text:p>
          </table:table-cell>
          <table:table-cell office:value-type="float" office:value="102.5033" calcext:value-type="float">
            <text:p>102.50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.15766653" calcext:value-type="float">
            <text:p>0.15766653</text:p>
          </table:table-cell>
          <table:table-cell office:value-type="float" office:value="109.072136" calcext:value-type="float">
            <text:p>109.0721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.15791552" calcext:value-type="float">
            <text:p>0.15791552</text:p>
          </table:table-cell>
          <table:table-cell office:value-type="float" office:value="104.722855" calcext:value-type="float">
            <text:p>104.7228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15197569" calcext:value-type="float">
            <text:p>0.15197569</text:p>
          </table:table-cell>
          <table:table-cell office:value-type="float" office:value="106.28913" calcext:value-type="float">
            <text:p>106.289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0.154202" calcext:value-type="float">
            <text:p>0.154202</text:p>
          </table:table-cell>
          <table:table-cell office:value-type="float" office:value="100.99576" calcext:value-type="float">
            <text:p>100.99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0.15467905" calcext:value-type="float">
            <text:p>0.15467905</text:p>
          </table:table-cell>
          <table:table-cell office:value-type="float" office:value="102.08662" calcext:value-type="float">
            <text:p>102.08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5060242" calcext:value-type="float">
            <text:p>0.15060242</text:p>
          </table:table-cell>
          <table:table-cell office:value-type="float" office:value="102.16981" calcext:value-type="float">
            <text:p>102.16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5497869" calcext:value-type="float">
            <text:p>0.15497869</text:p>
          </table:table-cell>
          <table:table-cell office:value-type="float" office:value="101.88105" calcext:value-type="float">
            <text:p>101.88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4914243" calcext:value-type="float">
            <text:p>0.14914243</text:p>
          </table:table-cell>
          <table:table-cell office:value-type="float" office:value="95.159584" calcext:value-type="float">
            <text:p>95.1595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0.15180266" calcext:value-type="float">
            <text:p>0.15180266</text:p>
          </table:table-cell>
          <table:table-cell office:value-type="float" office:value="99.29716" calcext:value-type="float">
            <text:p>99.29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507159" calcext:value-type="float">
            <text:p>0.1507159</text:p>
          </table:table-cell>
          <table:table-cell office:value-type="float" office:value="99.942726" calcext:value-type="float">
            <text:p>99.942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5157257" calcext:value-type="float">
            <text:p>0.15157257</text:p>
          </table:table-cell>
          <table:table-cell office:value-type="float" office:value="104.695335" calcext:value-type="float">
            <text:p>104.695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59109" calcext:value-type="float">
            <text:p>0.159109</text:p>
          </table:table-cell>
          <table:table-cell office:value-type="float" office:value="105.487274" calcext:value-type="float">
            <text:p>105.4872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.15936255" calcext:value-type="float">
            <text:p>0.15936255</text:p>
          </table:table-cell>
          <table:table-cell office:value-type="float" office:value="105.076096" calcext:value-type="float">
            <text:p>105.076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5432099" calcext:value-type="float">
            <text:p>0.15432099</text:p>
          </table:table-cell>
          <table:table-cell office:value-type="float" office:value="102.87693" calcext:value-type="float">
            <text:p>102.876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0.1472754" calcext:value-type="float">
            <text:p>0.1472754</text:p>
          </table:table-cell>
          <table:table-cell office:value-type="float" office:value="94.799706" calcext:value-type="float">
            <text:p>94.799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464665" calcext:value-type="float">
            <text:p>0.1464665</text:p>
          </table:table-cell>
          <table:table-cell office:value-type="float" office:value="97.66422" calcext:value-type="float">
            <text:p>97.66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5582392" calcext:value-type="float">
            <text:p>0.15582392</text:p>
          </table:table-cell>
          <table:table-cell office:value-type="float" office:value="100.222046" calcext:value-type="float">
            <text:p>100.222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15612802" calcext:value-type="float">
            <text:p>0.15612802</text:p>
          </table:table-cell>
          <table:table-cell office:value-type="float" office:value="104.995705" calcext:value-type="float">
            <text:p>104.9957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.16122532" calcext:value-type="float">
            <text:p>0.16122532</text:p>
          </table:table-cell>
          <table:table-cell office:value-type="float" office:value="102.755745" calcext:value-type="float">
            <text:p>102.755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5631106" calcext:value-type="float">
            <text:p>0.15631106</text:p>
          </table:table-cell>
          <table:table-cell office:value-type="float" office:value="103.63541" calcext:value-type="float">
            <text:p>103.635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.14803849" calcext:value-type="float">
            <text:p>0.14803849</text:p>
          </table:table-cell>
          <table:table-cell office:value-type="float" office:value="104.042564" calcext:value-type="float">
            <text:p>104.0425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.153787" calcext:value-type="float">
            <text:p>0.153787</text:p>
          </table:table-cell>
          <table:table-cell office:value-type="float" office:value="98.797005" calcext:value-type="float">
            <text:p>98.797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5278839" calcext:value-type="float">
            <text:p>0.15278839</text:p>
          </table:table-cell>
          <table:table-cell office:value-type="float" office:value="103.22002" calcext:value-type="float">
            <text:p>103.22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.1539646" calcext:value-type="float">
            <text:p>0.1539646</text:p>
          </table:table-cell>
          <table:table-cell office:value-type="float" office:value="98.14626" calcext:value-type="float">
            <text:p>98.14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4771049" calcext:value-type="float">
            <text:p>0.14771049</text:p>
          </table:table-cell>
          <table:table-cell office:value-type="float" office:value="94.31905" calcext:value-type="float">
            <text:p>94.319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15360983" calcext:value-type="float">
            <text:p>0.15360983</text:p>
          </table:table-cell>
          <table:table-cell office:value-type="float" office:value="98.554535" calcext:value-type="float">
            <text:p>98.554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5515904" calcext:value-type="float">
            <text:p>0.15515904</text:p>
          </table:table-cell>
          <table:table-cell office:value-type="float" office:value="102.25989" calcext:value-type="float">
            <text:p>102.2598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0.1532567" calcext:value-type="float">
            <text:p>0.1532567</text:p>
          </table:table-cell>
          <table:table-cell office:value-type="float" office:value="105.10574" calcext:value-type="float">
            <text:p>105.105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0.15163003" calcext:value-type="float">
            <text:p>0.15163003</text:p>
          </table:table-cell>
          <table:table-cell office:value-type="float" office:value="98.84382" calcext:value-type="float">
            <text:p>98.84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6129032" calcext:value-type="float">
            <text:p>0.16129032</text:p>
          </table:table-cell>
          <table:table-cell office:value-type="float" office:value="112.79194" calcext:value-type="float">
            <text:p>112.791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0.15360983" calcext:value-type="float">
            <text:p>0.15360983</text:p>
          </table:table-cell>
          <table:table-cell office:value-type="float" office:value="104.03879" calcext:value-type="float">
            <text:p>104.038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.15631106" calcext:value-type="float">
            <text:p>0.15631106</text:p>
          </table:table-cell>
          <table:table-cell office:value-type="float" office:value="106.37437" calcext:value-type="float">
            <text:p>106.3743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0.14798371" calcext:value-type="float">
            <text:p>0.14798371</text:p>
          </table:table-cell>
          <table:table-cell office:value-type="float" office:value="97.970406" calcext:value-type="float">
            <text:p>97.970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4919806" calcext:value-type="float">
            <text:p>0.14919806</text:p>
          </table:table-cell>
          <table:table-cell office:value-type="float" office:value="97.68706" calcext:value-type="float">
            <text:p>97.68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5810277" calcext:value-type="float">
            <text:p>0.15810277</text:p>
          </table:table-cell>
          <table:table-cell office:value-type="float" office:value="104.68301" calcext:value-type="float">
            <text:p>104.683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.15088646" calcext:value-type="float">
            <text:p>0.15088646</text:p>
          </table:table-cell>
          <table:table-cell office:value-type="float" office:value="104.926445" calcext:value-type="float">
            <text:p>104.926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497006" calcext:value-type="float">
            <text:p>0.1497006</text:p>
          </table:table-cell>
          <table:table-cell office:value-type="float" office:value="99.36078" calcext:value-type="float">
            <text:p>99.36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5337424" calcext:value-type="float">
            <text:p>0.15337424</text:p>
          </table:table-cell>
          <table:table-cell office:value-type="float" office:value="101.70207" calcext:value-type="float">
            <text:p>101.702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.15509887" calcext:value-type="float">
            <text:p>0.15509887</text:p>
          </table:table-cell>
          <table:table-cell office:value-type="float" office:value="104.93758" calcext:value-type="float">
            <text:p>104.937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.15873016" calcext:value-type="float">
            <text:p>0.15873016</text:p>
          </table:table-cell>
          <table:table-cell office:value-type="float" office:value="105.879364" calcext:value-type="float">
            <text:p>105.879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4942099" calcext:value-type="float">
            <text:p>0.14942099</text:p>
          </table:table-cell>
          <table:table-cell office:value-type="float" office:value="100.22264" calcext:value-type="float">
            <text:p>100.22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5366885" calcext:value-type="float">
            <text:p>0.15366885</text:p>
          </table:table-cell>
          <table:table-cell office:value-type="float" office:value="102.65232" calcext:value-type="float">
            <text:p>102.65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.15673982" calcext:value-type="float">
            <text:p>0.15673982</text:p>
          </table:table-cell>
          <table:table-cell office:value-type="float" office:value="102.43809" calcext:value-type="float">
            <text:p>102.43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6025642" calcext:value-type="float">
            <text:p>0.16025642</text:p>
          </table:table-cell>
          <table:table-cell office:value-type="float" office:value="106.166664" calcext:value-type="float">
            <text:p>106.166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5249714" calcext:value-type="float">
            <text:p>0.15249714</text:p>
          </table:table-cell>
          <table:table-cell office:value-type="float" office:value="97.84979" calcext:value-type="float">
            <text:p>97.849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.153198" calcext:value-type="float">
            <text:p>0.153198</text:p>
          </table:table-cell>
          <table:table-cell office:value-type="float" office:value="106.46458" calcext:value-type="float">
            <text:p>106.464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0.14975664" calcext:value-type="float">
            <text:p>0.14975664</text:p>
          </table:table-cell>
          <table:table-cell office:value-type="float" office:value="95.10895" calcext:value-type="float">
            <text:p>95.108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.1496446" calcext:value-type="float">
            <text:p>0.1496446</text:p>
          </table:table-cell>
          <table:table-cell office:value-type="float" office:value="97.228584" calcext:value-type="float">
            <text:p>97.228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5100038" calcext:value-type="float">
            <text:p>0.15100038</text:p>
          </table:table-cell>
          <table:table-cell office:value-type="float" office:value="105.588524" calcext:value-type="float">
            <text:p>105.588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5157257" calcext:value-type="float">
            <text:p>0.15157257</text:p>
          </table:table-cell>
          <table:table-cell office:value-type="float" office:value="103.58734" calcext:value-type="float">
            <text:p>103.587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15249714" calcext:value-type="float">
            <text:p>0.15249714</text:p>
          </table:table-cell>
          <table:table-cell office:value-type="float" office:value="104.46207" calcext:value-type="float">
            <text:p>104.462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0.15467905" calcext:value-type="float">
            <text:p>0.15467905</text:p>
          </table:table-cell>
          <table:table-cell office:value-type="float" office:value="104.99574" calcext:value-type="float">
            <text:p>104.99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5594542" calcext:value-type="float">
            <text:p>0.15594542</text:p>
          </table:table-cell>
          <table:table-cell office:value-type="float" office:value="105.00117" calcext:value-type="float">
            <text:p>105.001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.15343307" calcext:value-type="float">
            <text:p>0.15343307</text:p>
          </table:table-cell>
          <table:table-cell office:value-type="float" office:value="103.888374" calcext:value-type="float">
            <text:p>103.888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5829046" calcext:value-type="float">
            <text:p>0.15829046</text:p>
          </table:table-cell>
          <table:table-cell office:value-type="float" office:value="105.80451" calcext:value-type="float">
            <text:p>105.804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15366885" calcext:value-type="float">
            <text:p>0.15366885</text:p>
          </table:table-cell>
          <table:table-cell office:value-type="float" office:value="96.9078" calcext:value-type="float">
            <text:p>96.9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5735641" calcext:value-type="float">
            <text:p>0.15735641</text:p>
          </table:table-cell>
          <table:table-cell office:value-type="float" office:value="98.66405" calcext:value-type="float">
            <text:p>98.66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5313935" calcext:value-type="float">
            <text:p>0.15313935</text:p>
          </table:table-cell>
          <table:table-cell office:value-type="float" office:value="100.75727" calcext:value-type="float">
            <text:p>100.75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5111446" calcext:value-type="float">
            <text:p>0.15111446</text:p>
          </table:table-cell>
          <table:table-cell office:value-type="float" office:value="98.60068" calcext:value-type="float">
            <text:p>98.600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.15122874" calcext:value-type="float">
            <text:p>0.15122874</text:p>
          </table:table-cell>
          <table:table-cell office:value-type="float" office:value="97.23743" calcext:value-type="float">
            <text:p>97.237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.14587893" calcext:value-type="float">
            <text:p>0.14587893</text:p>
          </table:table-cell>
          <table:table-cell office:value-type="float" office:value="99.73122" calcext:value-type="float">
            <text:p>99.73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1539646" calcext:value-type="float">
            <text:p>0.1539646</text:p>
          </table:table-cell>
          <table:table-cell office:value-type="float" office:value="104.918785" calcext:value-type="float">
            <text:p>104.918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5267175" calcext:value-type="float">
            <text:p>0.15267175</text:p>
          </table:table-cell>
          <table:table-cell office:value-type="float" office:value="107.30191" calcext:value-type="float">
            <text:p>107.30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532567" calcext:value-type="float">
            <text:p>0.1532567</text:p>
          </table:table-cell>
          <table:table-cell office:value-type="float" office:value="104.114174" calcext:value-type="float">
            <text:p>104.114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5366885" calcext:value-type="float">
            <text:p>0.15366885</text:p>
          </table:table-cell>
          <table:table-cell office:value-type="float" office:value="103.44641" calcext:value-type="float">
            <text:p>103.44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5214911" calcext:value-type="float">
            <text:p>0.15214911</text:p>
          </table:table-cell>
          <table:table-cell office:value-type="float" office:value="96.77558" calcext:value-type="float">
            <text:p>96.77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5509887" calcext:value-type="float">
            <text:p>0.15509887</text:p>
          </table:table-cell>
          <table:table-cell office:value-type="float" office:value="101.5948" calcext:value-type="float">
            <text:p>101.5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5558149" calcext:value-type="float">
            <text:p>0.15558149</text:p>
          </table:table-cell>
          <table:table-cell office:value-type="float" office:value="103.6091" calcext:value-type="float">
            <text:p>103.6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5455951" calcext:value-type="float">
            <text:p>0.15455951</text:p>
          </table:table-cell>
          <table:table-cell office:value-type="float" office:value="98.67117" calcext:value-type="float">
            <text:p>98.67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5637216" calcext:value-type="float">
            <text:p>0.15637216</text:p>
          </table:table-cell>
          <table:table-cell office:value-type="float" office:value="103.304535" calcext:value-type="float">
            <text:p>103.304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5509887" calcext:value-type="float">
            <text:p>0.15509887</text:p>
          </table:table-cell>
          <table:table-cell office:value-type="float" office:value="102.75223" calcext:value-type="float">
            <text:p>102.75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5449981" calcext:value-type="float">
            <text:p>0.15449981</text:p>
          </table:table-cell>
          <table:table-cell office:value-type="float" office:value="104.01004" calcext:value-type="float">
            <text:p>104.01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5432099" calcext:value-type="float">
            <text:p>0.15432099</text:p>
          </table:table-cell>
          <table:table-cell office:value-type="float" office:value="98.62346" calcext:value-type="float">
            <text:p>98.623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.15748031" calcext:value-type="float">
            <text:p>0.15748031</text:p>
          </table:table-cell>
          <table:table-cell office:value-type="float" office:value="103.81732" calcext:value-type="float">
            <text:p>103.81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529052" calcext:value-type="float">
            <text:p>0.1529052</text:p>
          </table:table-cell>
          <table:table-cell office:value-type="float" office:value="101.4094" calcext:value-type="float">
            <text:p>101.4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572327" calcext:value-type="float">
            <text:p>0.1572327</text:p>
          </table:table-cell>
          <table:table-cell office:value-type="float" office:value="104.7956" calcext:value-type="float">
            <text:p>104.79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0.15054573" calcext:value-type="float">
            <text:p>0.15054573</text:p>
          </table:table-cell>
          <table:table-cell office:value-type="float" office:value="102.0064" calcext:value-type="float">
            <text:p>102.0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5302218" calcext:value-type="float">
            <text:p>0.15302218</text:p>
          </table:table-cell>
          <table:table-cell office:value-type="float" office:value="101.92961" calcext:value-type="float">
            <text:p>101.92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53787" calcext:value-type="float">
            <text:p>0.153787</text:p>
          </table:table-cell>
          <table:table-cell office:value-type="float" office:value="95.00154" calcext:value-type="float">
            <text:p>95.00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5582392" calcext:value-type="float">
            <text:p>0.15582392</text:p>
          </table:table-cell>
          <table:table-cell office:value-type="float" office:value="101.38216" calcext:value-type="float">
            <text:p>101.38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5546055" calcext:value-type="float">
            <text:p>0.15546055</text:p>
          </table:table-cell>
          <table:table-cell office:value-type="float" office:value="103.6883" calcext:value-type="float">
            <text:p>103.6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5509887" calcext:value-type="float">
            <text:p>0.15509887</text:p>
          </table:table-cell>
          <table:table-cell office:value-type="float" office:value="102.95967" calcext:value-type="float">
            <text:p>102.95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578532" calcext:value-type="float">
            <text:p>0.1578532</text:p>
          </table:table-cell>
          <table:table-cell office:value-type="float" office:value="109.03591" calcext:value-type="float">
            <text:p>109.03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5558149" calcext:value-type="float">
            <text:p>0.15558149</text:p>
          </table:table-cell>
          <table:table-cell office:value-type="float" office:value="101.1198" calcext:value-type="float">
            <text:p>101.1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4975664" calcext:value-type="float">
            <text:p>0.14975664</text:p>
          </table:table-cell>
          <table:table-cell office:value-type="float" office:value="100.42793" calcext:value-type="float">
            <text:p>100.42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6006403" calcext:value-type="float">
            <text:p>0.16006403</text:p>
          </table:table-cell>
          <table:table-cell office:value-type="float" office:value="101.59023" calcext:value-type="float">
            <text:p>101.5902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0T04:14:19.377606170</dc:date>
    <meta:editing-duration>PT1M41S</meta:editing-duration>
    <meta:editing-cycles>1</meta:editing-cycles>
    <meta:document-statistic meta:table-count="1" meta:cell-count="300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scatter" chart:style-name="ch1">
        <chart:title svg:x="5.409cm" svg:y="0.316cm" chart:style-name="ch2">
          <text:p>Середній час очікування</text:p>
        </chart:title>
        <chart:plot-area chart:style-name="ch3" table:cell-range-address="data.B1:data.C100" svg:x="1.33cm" svg:y="1.275cm" svg:width="14.338cm" svg:height="6.569cm">
          <chartooo:coordinate-region svg:x="1.951cm" svg:y="1.474cm" svg:width="13.106cm" svg:height="5.723cm"/>
          <chart:axis chart:dimension="x" chart:name="primary-x" chart:style-name="ch4">
            <chart:title svg:x="6.92cm" svg:y="8.024cm" chart:style-name="ch5">
              <text:p>Інтенсивність потоку</text:p>
            </chart:title>
          </chart:axis>
          <chart:axis chart:dimension="y" chart:name="primary-y" chart:style-name="ch4">
            <chart:title svg:x="0.451cm" svg:y="6.429cm" chart:style-name="ch6">
              <text:p>Середній час очікування</text:p>
            </chart:title>
            <chart:grid chart:style-name="ch7" chart:class="major"/>
          </chart:axis>
          <chart:series chart:style-name="ch8" chart:values-cell-range-address="data.C1:data.C100" chart:class="chart:scatter">
            <chart:domain table:cell-range-address="data.B1:data.B100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366885">
                <text:p>0.15366885</text:p>
                <draw:g>
                  <svg:desc>data.B1:data.B100</svg:desc>
                </draw:g>
              </table:table-cell>
              <table:table-cell office:value-type="float" office:value="106.307335">
                <text:p>106.307335</text:p>
                <draw:g>
                  <svg:desc>data.C1:data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64665">
                <text:p>0.1464665</text:p>
              </table:table-cell>
              <table:table-cell office:value-type="float" office:value="93.707436">
                <text:p>93.7074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145779">
                <text:p>0.15145779</text:p>
              </table:table-cell>
              <table:table-cell office:value-type="float" office:value="97.79137">
                <text:p>97.791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426147">
                <text:p>0.15426147</text:p>
              </table:table-cell>
              <table:table-cell office:value-type="float" office:value="97.214424">
                <text:p>97.2144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191796">
                <text:p>0.15191796</text:p>
              </table:table-cell>
              <table:table-cell office:value-type="float" office:value="95.20243">
                <text:p>95.202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37279">
                <text:p>0.1537279</text:p>
              </table:table-cell>
              <table:table-cell office:value-type="float" office:value="96.25096">
                <text:p>96.250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594542">
                <text:p>0.15594542</text:p>
              </table:table-cell>
              <table:table-cell office:value-type="float" office:value="107.38635">
                <text:p>107.386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07717">
                <text:p>0.1607717</text:p>
              </table:table-cell>
              <table:table-cell office:value-type="float" office:value="109.021706">
                <text:p>109.0217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649453">
                <text:p>0.15649453</text:p>
              </table:table-cell>
              <table:table-cell office:value-type="float" office:value="106.98474">
                <text:p>106.984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249714">
                <text:p>0.15249714</text:p>
              </table:table-cell>
              <table:table-cell office:value-type="float" office:value="98.64392">
                <text:p>98.643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678898">
                <text:p>0.14678898</text:p>
              </table:table-cell>
              <table:table-cell office:value-type="float" office:value="98.81211">
                <text:p>98.812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4908685">
                <text:p>0.14908685</text:p>
              </table:table-cell>
              <table:table-cell office:value-type="float" office:value="97.35483">
                <text:p>97.354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662756">
                <text:p>0.14662756</text:p>
              </table:table-cell>
              <table:table-cell office:value-type="float" office:value="94.52236">
                <text:p>94.522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5546055">
                <text:p>0.15546055</text:p>
              </table:table-cell>
              <table:table-cell office:value-type="float" office:value="102.5033">
                <text:p>102.50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766653">
                <text:p>0.15766653</text:p>
              </table:table-cell>
              <table:table-cell office:value-type="float" office:value="109.072136">
                <text:p>109.0721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791552">
                <text:p>0.15791552</text:p>
              </table:table-cell>
              <table:table-cell office:value-type="float" office:value="104.722855">
                <text:p>104.7228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197569">
                <text:p>0.15197569</text:p>
              </table:table-cell>
              <table:table-cell office:value-type="float" office:value="106.28913">
                <text:p>106.289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4202">
                <text:p>0.154202</text:p>
              </table:table-cell>
              <table:table-cell office:value-type="float" office:value="100.99576">
                <text:p>100.995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467905">
                <text:p>0.15467905</text:p>
              </table:table-cell>
              <table:table-cell office:value-type="float" office:value="102.08662">
                <text:p>102.086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060242">
                <text:p>0.15060242</text:p>
              </table:table-cell>
              <table:table-cell office:value-type="float" office:value="102.16981">
                <text:p>102.169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5497869">
                <text:p>0.15497869</text:p>
              </table:table-cell>
              <table:table-cell office:value-type="float" office:value="101.88105">
                <text:p>101.881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4914243">
                <text:p>0.14914243</text:p>
              </table:table-cell>
              <table:table-cell office:value-type="float" office:value="95.159584">
                <text:p>95.1595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5180266">
                <text:p>0.15180266</text:p>
              </table:table-cell>
              <table:table-cell office:value-type="float" office:value="99.29716">
                <text:p>99.297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507159">
                <text:p>0.1507159</text:p>
              </table:table-cell>
              <table:table-cell office:value-type="float" office:value="99.942726">
                <text:p>99.9427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5157257">
                <text:p>0.15157257</text:p>
              </table:table-cell>
              <table:table-cell office:value-type="float" office:value="104.695335">
                <text:p>104.6953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9109">
                <text:p>0.159109</text:p>
              </table:table-cell>
              <table:table-cell office:value-type="float" office:value="105.487274">
                <text:p>105.4872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936255">
                <text:p>0.15936255</text:p>
              </table:table-cell>
              <table:table-cell office:value-type="float" office:value="105.076096">
                <text:p>105.0760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5432099">
                <text:p>0.15432099</text:p>
              </table:table-cell>
              <table:table-cell office:value-type="float" office:value="102.87693">
                <text:p>102.876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472754">
                <text:p>0.1472754</text:p>
              </table:table-cell>
              <table:table-cell office:value-type="float" office:value="94.799706">
                <text:p>94.7997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464665">
                <text:p>0.1464665</text:p>
              </table:table-cell>
              <table:table-cell office:value-type="float" office:value="97.66422">
                <text:p>97.664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582392">
                <text:p>0.15582392</text:p>
              </table:table-cell>
              <table:table-cell office:value-type="float" office:value="100.222046">
                <text:p>100.2220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612802">
                <text:p>0.15612802</text:p>
              </table:table-cell>
              <table:table-cell office:value-type="float" office:value="104.995705">
                <text:p>104.9957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6122532">
                <text:p>0.16122532</text:p>
              </table:table-cell>
              <table:table-cell office:value-type="float" office:value="102.755745">
                <text:p>102.7557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5631106">
                <text:p>0.15631106</text:p>
              </table:table-cell>
              <table:table-cell office:value-type="float" office:value="103.63541">
                <text:p>103.635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803849">
                <text:p>0.14803849</text:p>
              </table:table-cell>
              <table:table-cell office:value-type="float" office:value="104.042564">
                <text:p>104.0425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3787">
                <text:p>0.153787</text:p>
              </table:table-cell>
              <table:table-cell office:value-type="float" office:value="98.797005">
                <text:p>98.7970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278839">
                <text:p>0.15278839</text:p>
              </table:table-cell>
              <table:table-cell office:value-type="float" office:value="103.22002">
                <text:p>103.220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39646">
                <text:p>0.1539646</text:p>
              </table:table-cell>
              <table:table-cell office:value-type="float" office:value="98.14626">
                <text:p>98.146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4771049">
                <text:p>0.14771049</text:p>
              </table:table-cell>
              <table:table-cell office:value-type="float" office:value="94.31905">
                <text:p>94.319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360983">
                <text:p>0.15360983</text:p>
              </table:table-cell>
              <table:table-cell office:value-type="float" office:value="98.554535">
                <text:p>98.5545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5515904">
                <text:p>0.15515904</text:p>
              </table:table-cell>
              <table:table-cell office:value-type="float" office:value="102.25989">
                <text:p>102.259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532567">
                <text:p>0.1532567</text:p>
              </table:table-cell>
              <table:table-cell office:value-type="float" office:value="105.10574">
                <text:p>105.105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5163003">
                <text:p>0.15163003</text:p>
              </table:table-cell>
              <table:table-cell office:value-type="float" office:value="98.84382">
                <text:p>98.843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6129032">
                <text:p>0.16129032</text:p>
              </table:table-cell>
              <table:table-cell office:value-type="float" office:value="112.79194">
                <text:p>112.791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5360983">
                <text:p>0.15360983</text:p>
              </table:table-cell>
              <table:table-cell office:value-type="float" office:value="104.03879">
                <text:p>104.038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5631106">
                <text:p>0.15631106</text:p>
              </table:table-cell>
              <table:table-cell office:value-type="float" office:value="106.37437">
                <text:p>106.374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4798371">
                <text:p>0.14798371</text:p>
              </table:table-cell>
              <table:table-cell office:value-type="float" office:value="97.970406">
                <text:p>97.9704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4919806">
                <text:p>0.14919806</text:p>
              </table:table-cell>
              <table:table-cell office:value-type="float" office:value="97.68706">
                <text:p>97.687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5810277">
                <text:p>0.15810277</text:p>
              </table:table-cell>
              <table:table-cell office:value-type="float" office:value="104.68301">
                <text:p>104.683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5088646">
                <text:p>0.15088646</text:p>
              </table:table-cell>
              <table:table-cell office:value-type="float" office:value="104.926445">
                <text:p>104.9264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497006">
                <text:p>0.1497006</text:p>
              </table:table-cell>
              <table:table-cell office:value-type="float" office:value="99.36078">
                <text:p>99.360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5337424">
                <text:p>0.15337424</text:p>
              </table:table-cell>
              <table:table-cell office:value-type="float" office:value="101.70207">
                <text:p>101.702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5509887">
                <text:p>0.15509887</text:p>
              </table:table-cell>
              <table:table-cell office:value-type="float" office:value="104.93758">
                <text:p>104.937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5873016">
                <text:p>0.15873016</text:p>
              </table:table-cell>
              <table:table-cell office:value-type="float" office:value="105.879364">
                <text:p>105.8793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4942099">
                <text:p>0.14942099</text:p>
              </table:table-cell>
              <table:table-cell office:value-type="float" office:value="100.22264">
                <text:p>100.222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5366885">
                <text:p>0.15366885</text:p>
              </table:table-cell>
              <table:table-cell office:value-type="float" office:value="102.65232">
                <text:p>102.652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5673982">
                <text:p>0.15673982</text:p>
              </table:table-cell>
              <table:table-cell office:value-type="float" office:value="102.43809">
                <text:p>102.438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6025642">
                <text:p>0.16025642</text:p>
              </table:table-cell>
              <table:table-cell office:value-type="float" office:value="106.166664">
                <text:p>106.1666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5249714">
                <text:p>0.15249714</text:p>
              </table:table-cell>
              <table:table-cell office:value-type="float" office:value="97.84979">
                <text:p>97.849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53198">
                <text:p>0.153198</text:p>
              </table:table-cell>
              <table:table-cell office:value-type="float" office:value="106.46458">
                <text:p>106.464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4975664">
                <text:p>0.14975664</text:p>
              </table:table-cell>
              <table:table-cell office:value-type="float" office:value="95.10895">
                <text:p>95.108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496446">
                <text:p>0.1496446</text:p>
              </table:table-cell>
              <table:table-cell office:value-type="float" office:value="97.228584">
                <text:p>97.2285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5100038">
                <text:p>0.15100038</text:p>
              </table:table-cell>
              <table:table-cell office:value-type="float" office:value="105.588524">
                <text:p>105.5885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5157257">
                <text:p>0.15157257</text:p>
              </table:table-cell>
              <table:table-cell office:value-type="float" office:value="103.58734">
                <text:p>103.587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5249714">
                <text:p>0.15249714</text:p>
              </table:table-cell>
              <table:table-cell office:value-type="float" office:value="104.46207">
                <text:p>104.462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5467905">
                <text:p>0.15467905</text:p>
              </table:table-cell>
              <table:table-cell office:value-type="float" office:value="104.99574">
                <text:p>104.995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5594542">
                <text:p>0.15594542</text:p>
              </table:table-cell>
              <table:table-cell office:value-type="float" office:value="105.00117">
                <text:p>105.001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5343307">
                <text:p>0.15343307</text:p>
              </table:table-cell>
              <table:table-cell office:value-type="float" office:value="103.888374">
                <text:p>103.8883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5829046">
                <text:p>0.15829046</text:p>
              </table:table-cell>
              <table:table-cell office:value-type="float" office:value="105.80451">
                <text:p>105.804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5366885">
                <text:p>0.15366885</text:p>
              </table:table-cell>
              <table:table-cell office:value-type="float" office:value="96.9078">
                <text:p>96.90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5735641">
                <text:p>0.15735641</text:p>
              </table:table-cell>
              <table:table-cell office:value-type="float" office:value="98.66405">
                <text:p>98.664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5313935">
                <text:p>0.15313935</text:p>
              </table:table-cell>
              <table:table-cell office:value-type="float" office:value="100.75727">
                <text:p>100.757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5111446">
                <text:p>0.15111446</text:p>
              </table:table-cell>
              <table:table-cell office:value-type="float" office:value="98.60068">
                <text:p>98.600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5122874">
                <text:p>0.15122874</text:p>
              </table:table-cell>
              <table:table-cell office:value-type="float" office:value="97.23743">
                <text:p>97.237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4587893">
                <text:p>0.14587893</text:p>
              </table:table-cell>
              <table:table-cell office:value-type="float" office:value="99.73122">
                <text:p>99.731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539646">
                <text:p>0.1539646</text:p>
              </table:table-cell>
              <table:table-cell office:value-type="float" office:value="104.918785">
                <text:p>104.9187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5267175">
                <text:p>0.15267175</text:p>
              </table:table-cell>
              <table:table-cell office:value-type="float" office:value="107.30191">
                <text:p>107.301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532567">
                <text:p>0.1532567</text:p>
              </table:table-cell>
              <table:table-cell office:value-type="float" office:value="104.114174">
                <text:p>104.1141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5366885">
                <text:p>0.15366885</text:p>
              </table:table-cell>
              <table:table-cell office:value-type="float" office:value="103.44641">
                <text:p>103.446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5214911">
                <text:p>0.15214911</text:p>
              </table:table-cell>
              <table:table-cell office:value-type="float" office:value="96.77558">
                <text:p>96.775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509887">
                <text:p>0.15509887</text:p>
              </table:table-cell>
              <table:table-cell office:value-type="float" office:value="101.5948">
                <text:p>101.59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5558149">
                <text:p>0.15558149</text:p>
              </table:table-cell>
              <table:table-cell office:value-type="float" office:value="103.6091">
                <text:p>103.60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5455951">
                <text:p>0.15455951</text:p>
              </table:table-cell>
              <table:table-cell office:value-type="float" office:value="98.67117">
                <text:p>98.671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5637216">
                <text:p>0.15637216</text:p>
              </table:table-cell>
              <table:table-cell office:value-type="float" office:value="103.304535">
                <text:p>103.3045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5509887">
                <text:p>0.15509887</text:p>
              </table:table-cell>
              <table:table-cell office:value-type="float" office:value="102.75223">
                <text:p>102.752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5449981">
                <text:p>0.15449981</text:p>
              </table:table-cell>
              <table:table-cell office:value-type="float" office:value="104.01004">
                <text:p>104.010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5432099">
                <text:p>0.15432099</text:p>
              </table:table-cell>
              <table:table-cell office:value-type="float" office:value="98.62346">
                <text:p>98.623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5748031">
                <text:p>0.15748031</text:p>
              </table:table-cell>
              <table:table-cell office:value-type="float" office:value="103.81732">
                <text:p>103.817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529052">
                <text:p>0.1529052</text:p>
              </table:table-cell>
              <table:table-cell office:value-type="float" office:value="101.4094">
                <text:p>101.40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572327">
                <text:p>0.1572327</text:p>
              </table:table-cell>
              <table:table-cell office:value-type="float" office:value="104.7956">
                <text:p>104.79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5054573">
                <text:p>0.15054573</text:p>
              </table:table-cell>
              <table:table-cell office:value-type="float" office:value="102.0064">
                <text:p>102.00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5302218">
                <text:p>0.15302218</text:p>
              </table:table-cell>
              <table:table-cell office:value-type="float" office:value="101.92961">
                <text:p>101.929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53787">
                <text:p>0.153787</text:p>
              </table:table-cell>
              <table:table-cell office:value-type="float" office:value="95.00154">
                <text:p>95.001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5582392">
                <text:p>0.15582392</text:p>
              </table:table-cell>
              <table:table-cell office:value-type="float" office:value="101.38216">
                <text:p>101.382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5546055">
                <text:p>0.15546055</text:p>
              </table:table-cell>
              <table:table-cell office:value-type="float" office:value="103.6883">
                <text:p>103.68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5509887">
                <text:p>0.15509887</text:p>
              </table:table-cell>
              <table:table-cell office:value-type="float" office:value="102.95967">
                <text:p>102.959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578532">
                <text:p>0.1578532</text:p>
              </table:table-cell>
              <table:table-cell office:value-type="float" office:value="109.03591">
                <text:p>109.035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5558149">
                <text:p>0.15558149</text:p>
              </table:table-cell>
              <table:table-cell office:value-type="float" office:value="101.1198">
                <text:p>101.11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4975664">
                <text:p>0.14975664</text:p>
              </table:table-cell>
              <table:table-cell office:value-type="float" office:value="100.42793">
                <text:p>100.427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6006403">
                <text:p>0.16006403</text:p>
              </table:table-cell>
              <table:table-cell office:value-type="float" office:value="101.59023">
                <text:p>101.590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6cm" svg:height="9.006cm" xlink:href=".." xlink:type="simple" chart:class="chart:scatter" chart:style-name="ch1">
        <chart:title svg:x="6.545cm" svg:y="0.344cm" chart:style-name="ch2">
          <text:p>Час простою</text:p>
        </chart:title>
        <chart:plot-area chart:style-name="ch3" table:cell-range-address="data.B1:data.B100 data.D1:data.D100" svg:x="1.33cm" svg:y="1.275cm" svg:width="14.337cm" svg:height="6.57cm">
          <chartooo:coordinate-region svg:x="1.766cm" svg:y="1.474cm" svg:width="13.291cm" svg:height="5.724cm"/>
          <chart:axis chart:dimension="x" chart:name="primary-x" chart:style-name="ch4">
            <chart:title svg:x="6.919cm" svg:y="8.025cm" chart:style-name="ch5">
              <text:p>Інтенсивність потоку</text:p>
            </chart:title>
          </chart:axis>
          <chart:axis chart:dimension="y" chart:name="primary-y" chart:style-name="ch4">
            <chart:title svg:x="0.451cm" svg:y="5.57cm" chart:style-name="ch6">
              <text:p>Час простою</text:p>
            </chart:title>
            <chart:grid chart:style-name="ch7" chart:class="major"/>
          </chart:axis>
          <chart:series chart:style-name="ch8" chart:values-cell-range-address="data.D1:data.D100" chart:class="chart:scatter">
            <chart:domain table:cell-range-address="data.B1:data.B100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366885">
                <text:p>0.15366885</text:p>
                <draw:g>
                  <svg:desc>data.B1:data.B100</svg:desc>
                </draw:g>
              </table:table-cell>
              <table:table-cell office:value-type="float" office:value="0">
                <text:p>0</text:p>
                <draw:g>
                  <svg:desc>data.D1:data.D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64665">
                <text:p>0.1464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145779">
                <text:p>0.15145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426147">
                <text:p>0.15426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191796">
                <text:p>0.15191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37279">
                <text:p>0.1537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594542">
                <text:p>0.15594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07717">
                <text:p>0.1607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649453">
                <text:p>0.15649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249714">
                <text:p>0.15249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678898">
                <text:p>0.14678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4908685">
                <text:p>0.14908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662756">
                <text:p>0.14662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5546055">
                <text:p>0.155460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766653">
                <text:p>0.157666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791552">
                <text:p>0.157915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197569">
                <text:p>0.151975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4202">
                <text:p>0.1542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467905">
                <text:p>0.15467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060242">
                <text:p>0.15060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5497869">
                <text:p>0.15497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4914243">
                <text:p>0.149142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5180266">
                <text:p>0.15180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507159">
                <text:p>0.1507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5157257">
                <text:p>0.15157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9109">
                <text:p>0.1591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936255">
                <text:p>0.15936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5432099">
                <text:p>0.154320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472754">
                <text:p>0.1472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464665">
                <text:p>0.1464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582392">
                <text:p>0.155823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612802">
                <text:p>0.156128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6122532">
                <text:p>0.16122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5631106">
                <text:p>0.156311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803849">
                <text:p>0.148038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3787">
                <text:p>0.153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278839">
                <text:p>0.152788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39646">
                <text:p>0.1539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4771049">
                <text:p>0.147710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360983">
                <text:p>0.15360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5515904">
                <text:p>0.155159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532567">
                <text:p>0.15325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5163003">
                <text:p>0.15163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6129032">
                <text:p>0.161290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5360983">
                <text:p>0.153609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5631106">
                <text:p>0.1563110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4798371">
                <text:p>0.14798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4919806">
                <text:p>0.14919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5810277">
                <text:p>0.158102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5088646">
                <text:p>0.15088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497006">
                <text:p>0.1497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5337424">
                <text:p>0.153374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5509887">
                <text:p>0.155098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5873016">
                <text:p>0.15873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4942099">
                <text:p>0.14942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5366885">
                <text:p>0.153668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5673982">
                <text:p>0.15673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6025642">
                <text:p>0.16025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5249714">
                <text:p>0.152497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53198">
                <text:p>0.1531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4975664">
                <text:p>0.149756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496446">
                <text:p>0.1496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5100038">
                <text:p>0.15100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5157257">
                <text:p>0.15157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5249714">
                <text:p>0.152497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5467905">
                <text:p>0.15467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5594542">
                <text:p>0.155945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5343307">
                <text:p>0.15343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5829046">
                <text:p>0.158290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5366885">
                <text:p>0.15366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5735641">
                <text:p>0.15735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5313935">
                <text:p>0.15313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5111446">
                <text:p>0.151114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5122874">
                <text:p>0.15122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4587893">
                <text:p>0.145878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539646">
                <text:p>0.1539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5267175">
                <text:p>0.15267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532567">
                <text:p>0.1532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5366885">
                <text:p>0.15366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5214911">
                <text:p>0.15214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509887">
                <text:p>0.15509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5558149">
                <text:p>0.15558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5455951">
                <text:p>0.15455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5637216">
                <text:p>0.15637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5509887">
                <text:p>0.15509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5449981">
                <text:p>0.15449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5432099">
                <text:p>0.154320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5748031">
                <text:p>0.15748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529052">
                <text:p>0.1529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572327">
                <text:p>0.15723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5054573">
                <text:p>0.15054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5302218">
                <text:p>0.15302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53787">
                <text:p>0.153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5582392">
                <text:p>0.15582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5546055">
                <text:p>0.15546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5509887">
                <text:p>0.15509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578532">
                <text:p>0.1578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5558149">
                <text:p>0.15558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4975664">
                <text:p>0.14975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6006403">
                <text:p>0.1600640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